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ropertySourceAttributes.TestPropertySourceAttributes( MergedAnnotation &lt; TestPropertySource &gt;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PropertySourceAttributes.mergeWith( TestPropertySource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PropertySourceAttributes.addPropertiesAndLocations( String [ ] locations , String [ ] properties , Class &lt; ? &gt; declaringClass , boolean pre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PropertySourceAttributes.addAll( boolean prepend , List &lt; String &gt; list , String ...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PropertySourc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PropertySourceAttributes.ge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mergePropertiesAndLocationsFrom( TestPropertySource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Attributes.ge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addPropertiesAndLocationsFrom( MergedAnnotation &lt; TestPropertySource &gt; merged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Attributes.detectDefaultPropertiesFile( Class &lt; ? &gt; tes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PropertySourceAttributes.isInheri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declaringClass( MergedAnnotation &lt; ? &gt; merged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Attribute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isInheri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Attributes.equals( @ Nullable Object oth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PropertySourceAttributes.assertSameBooleanAttribute( boolean expected , boolean actual , String attributeName , TestPropertySourceAttributes t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